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36pt" style:font-size-asian="36pt" style:font-size-complex="36pt"/>
    </style:style>
    <style:style style:name="P3" style:family="paragraph" style:parent-style-name="Preformatted_20_Text">
      <style:text-properties fo:font-size="36pt" style:font-size-asian="36pt" style:font-size-complex="36pt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style:writing-mode="lr-tb"/>
      <style:text-properties fo:font-size="36pt" style:font-size-asian="36pt" style:font-size-complex="36pt"/>
    </style:style>
    <style:style style:name="P6" style:family="paragraph" style:parent-style-name="Preformatted_20_Text">
      <style:paragraph-properties fo:margin-top="0cm" fo:margin-bottom="0.499cm" loext:contextual-spacing="false" style:writing-mode="lr-tb"/>
    </style:style>
    <style:style style:name="P7" style:family="paragraph" style:parent-style-name="Heading_20_3">
      <style:text-properties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27. Word Ladder</text:p>
      <text:p text:style-name="P2">Hard</text:p>
      <text:p text:style-name="P2">Topics</text:p>
      <text:p text:style-name="P2">Companies</text:p>
      <text:p text:style-name="P2">A transformation sequence from word beginWord to word endWord using a dictionary wordList is a sequence of words beginWord -&gt; s1 -&gt; s2 -&gt; ... -&gt; sk such that:</text:p>
      <text:p text:style-name="P2"/>
      <text:p text:style-name="P2">Every adjacent pair of words differs by a single letter.</text:p>
      <text:p text:style-name="P2"><text:soft-page-break/>Every si for 1 &lt;= i &lt;= k is in wordList. Note that beginWord does not need to be in wordList.</text:p>
      <text:p text:style-name="P2">sk == endWord</text:p>
      <text:p text:style-name="P2">Given two words, beginWord and endWord, and a dictionary wordList, return the number of words in the shortest transformation sequence from beginWord to endWord, or 0 if no such sequence exists.</text:p>
      <text:p text:style-name="P2"/>
      <text:p text:style-name="P2"><text:s/></text:p>
      <text:p text:style-name="P2"><text:soft-page-break/></text:p>
      <text:p text:style-name="P2">Example 1:</text:p>
      <text:p text:style-name="P2"/>
      <text:p text:style-name="P2">Input: beginWord = "hit", endWord = "cog", wordList = ["hot","dot","dog","lot","log","cog"]</text:p>
      <text:p text:style-name="P2">Output: 5</text:p>
      <text:p text:style-name="P2">Explanation: One shortest transformation sequence is "hit" -&gt; "hot" -&gt; "dot" -&gt; "dog" -&gt; cog", which is 5 words long.</text:p>
      <text:p text:style-name="P2">Example 2:</text:p>
      <text:p text:style-name="P2"><text:soft-page-break/></text:p>
      <text:p text:style-name="P2">Input: beginWord = "hit", endWord = "cog", wordList = ["hot","dot","dog","lot","log"]</text:p>
      <text:p text:style-name="P2">Output: 0</text:p>
      <text:p text:style-name="P2">Explanation: The endWord "cog" is not in wordList, therefore there is no valid transformation sequence.</text:p>
      <text:p text:style-name="P2"><text:s/></text:p>
      <text:p text:style-name="P2"/>
      <text:p text:style-name="P2">Constraints:</text:p>
      <text:p text:style-name="P2"/>
      <text:p text:style-name="P2"><text:soft-page-break/>1 &lt;= beginWord.length &lt;= 10</text:p>
      <text:p text:style-name="P2">endWord.length == beginWord.length</text:p>
      <text:p text:style-name="P2">1 &lt;= wordList.length &lt;= 5000</text:p>
      <text:p text:style-name="P2">wordList[i].length == beginWord.length</text:p>
      <text:p text:style-name="P2">beginWord, endWord, and wordList[i] consist of lowercase English letters.</text:p>
      <text:p text:style-name="P2">beginWord != endWord</text:p>
      <text:p text:style-name="P2">All the words in wordList are un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4T10:03:30.585000000</meta:creation-date>
    <dc:date>2024-09-24T14:39:48.410000000</dc:date>
    <meta:editing-duration>PT18M5S</meta:editing-duration>
    <meta:editing-cycles>1</meta:editing-cycles>
    <meta:document-statistic meta:table-count="0" meta:image-count="0" meta:object-count="0" meta:page-count="5" meta:paragraph-count="27" meta:word-count="199" meta:character-count="1253" meta:non-whitespace-character-count="1077"/>
    <meta:generator>LibreOffice/6.1.6.3$Windows_X86_64 LibreOffice_project/5896ab1714085361c45cf540f76f60673dd96a72</meta:generator>
  </office:meta>
</office:document-meta>
</file>